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paragraph-properties fo:text-align="center"/>
    </style:style>
    <style:style style:name="T1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2.181cm" svg:x="1.4cm" svg:y="2.289cm" presentation:class="title" presentation:user-transformed="true">
          <draw:text-box>
            <text:p>Projet Patchmatch<text:line-break/>ou<text:line-break/>comment repartir d'un code chelou de Stanford et se galérer comme en MDI mais là c'est pas grave car c'est du traitement d'images et OLM il est gentil aussi &lt;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5.209cm" svg:x="1.401cm" svg:y="6.791cm" presentation:class="title" presentation:user-transformed="true">
          <draw:text-box>
            <text:p text:style-name="P1"><text:span text:style-name="T1">Démo technique de fifoux²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12.179cm" svg:x="1.4cm" svg:y="3.221cm" presentation:class="outline" presentation:user-transformed="true">
          <draw:text-box>
            <text:list text:style-name="L2">
              <text:list-header>
                <text:p text:style-name="P2">Vous avez compris ?</text:p>
                <text:p text:style-name="P2"/>
                <text:p text:style-name="P2">Oui ?</text:p>
                <text:p text:style-name="P2">Non ?</text:p>
                <text:p text:style-name="P2">Un peu mais pas tout ?</text:p>
                <text:p text:style-name="P2"/>
                <text:p text:style-name="P2">Peu importe, car on va tout vous expliquer quand même 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ncipe du Patchmatch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Jolie illustration de quention qui explique le patchmatch comme le monsieur nous l'avons montrer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ngement de la métriqu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alut Clément 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rent : rotation des patch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alut Océane 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-Nearest-Neighboo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Un patch n'a plus un voisin, mais k voisins</text:p>
                <text:p/>
                <text:p>Intérêts : </text:p>
              </text:list-header>
              <text:list-item>
                <text:p>Reconstruction à partir de plusieurs patch</text:p>
              </text:list-item>
              <text:list-item>
                <text:p>Choisir le patch en fonction de sa position</text:p>
              </text:list-item>
              <text:list-item>
                <text:p>Me donner du travai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méliorations possibl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tilisation de la CG pour accélérer les calculs</text:p>
              </text:list-item>
              <text:list-item>
                <text:p>Utiliser sift pour comparer les patch</text:p>
              </text:list-item>
              <text:list-item>
                <text:p>Développer une application se servant des champs de vecteurs (n'est ce pas Quention!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6T15:33:53.650621481</meta:creation-date>
    <dc:date>2015-05-26T16:18:11.722326351</dc:date>
    <meta:editing-duration>PT40M11S</meta:editing-duration>
    <meta:editing-cycles>7</meta:editing-cycles>
    <meta:generator>LibreOffice/4.2.8.2$Linux_X86_64 LibreOffice_project/420m0$Build-2</meta:generator>
    <meta:document-statistic meta:object-count="54"/>
  </office:meta>
</office:document-meta>
</file>